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5ea" officeooo:paragraph-rsid="001a55ea"/>
    </style:style>
    <style:style style:name="P2" style:family="paragraph" style:parent-style-name="Standard">
      <style:text-properties fo:language="en" fo:country="GB" officeooo:rsid="001a55ea" officeooo:paragraph-rsid="001a55ea" style:font-size-asian="10.5pt"/>
    </style:style>
    <style:style style:name="P3" style:family="paragraph" style:parent-style-name="Standard">
      <style:text-properties officeooo:paragraph-rsid="001a55ea"/>
    </style:style>
    <style:style style:name="P4" style:family="paragraph" style:parent-style-name="Standard">
      <style:text-properties officeooo:rsid="001af2b6" officeooo:paragraph-rsid="001af2b6"/>
    </style:style>
    <style:style style:name="P5" style:family="paragraph" style:parent-style-name="Standard">
      <style:text-properties officeooo:rsid="001ca3a9" officeooo:paragraph-rsid="001ca3a9"/>
    </style:style>
    <style:style style:name="P6" style:family="paragraph" style:parent-style-name="Standard">
      <style:text-properties officeooo:rsid="001e86fa" officeooo:paragraph-rsid="001e86fa"/>
    </style:style>
    <style:style style:name="P7" style:family="paragraph" style:parent-style-name="Standard">
      <style:text-properties officeooo:rsid="001e86fa" officeooo:paragraph-rsid="00200b07"/>
    </style:style>
    <style:style style:name="P8" style:family="paragraph" style:parent-style-name="Standard">
      <style:text-properties officeooo:rsid="001fb0fb" officeooo:paragraph-rsid="001fb0fb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a55ea" officeooo:paragraph-rsid="001a55ea"/>
    </style:style>
    <style:style style:name="T1" style:family="text">
      <style:text-properties officeooo:rsid="001a55ea"/>
    </style:style>
    <style:style style:name="T2" style:family="text">
      <style:text-properties officeooo:rsid="001ca3a9"/>
    </style:style>
    <style:style style:name="T3" style:family="text">
      <style:text-properties officeooo:rsid="001e35a4"/>
    </style:style>
    <style:style style:name="T4" style:family="text">
      <style:text-properties officeooo:rsid="001ede94"/>
    </style:style>
    <style:style style:name="T5" style:family="text">
      <style:text-properties officeooo:rsid="001fb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–-E-books Vs Paper Books</text:p>
      <text:p text:style-name="P2"/>
      <text:p text:style-name="P2"><text:tab/>new technology, eboks ousted paper books, new generation, young</text:p>
      <text:p text:style-name="P2"/>
      <text:p text:style-name="P2"/>
      <text:p text:style-name="P2"><text:tab/>Paper books,</text:p>
      <text:p text:style-name="P2">ADV. Smell paper, touch book, </text:p>
      <text:p text:style-name="P2">DIS. heavy, difficult transport, <text:span text:style-name="T2">expensive</text:span></text:p>
      <text:p text:style-name="P2"/>
      <text:p text:style-name="P2"/>
      <text:p text:style-name="P3"><text:tab/><text:span text:style-name="T1">ebooks</text:span></text:p>
      <text:p text:style-name="P3"><text:span text:style-name="T1">ADV. More books in less space, lightest, cheaper</text:span></text:p>
      <text:p text:style-name="P3"><text:span text:style-name="T1">DIS. <text:s/>Charge , fell down glass broken</text:span></text:p>
      <text:p text:style-name="Standard"/>
      <text:p text:style-name="Standard"/>
      <text:p text:style-name="P1">Conclusion: Normally old people prefer paper books <text:span text:style-name="T2">( nuevas generaciones comodas con las nuevas tecnologias, besides (mientras que ) los mas mayores prefieres libros porque no saben utilizar ebooks.</text:span></text:p>
      <text:p text:style-name="P1"/>
      <text:p text:style-name="P1"/>
      <text:p text:style-name="P1"/>
      <text:p text:style-name="P1"/>
      <text:p text:style-name="P9"/>
      <text:p text:style-name="P1"/>
      <text:p text:style-name="P1"/>
      <text:p text:style-name="P4">Nowadays It is normal read with ebooks, these new<text:span text:style-name="T2">s</text:span> technolog<text:span text:style-name="T2">y </text:span>are all over the world </text:p>
      <text:p text:style-name="P4">but years ago only we had paper books. </text:p>
      <text:p text:style-name="P4"/>
      <text:p text:style-name="P5"/>
      <text:p text:style-name="P5">On the one hand, <text:span text:style-name="T3">some people prefer paper books because they like to touch books with your own hands. These feelings are comforting. However, paper book are very heavy to carry around everyday. </text:span></text:p>
      <text:p text:style-name="P5"/>
      <text:p text:style-name="P5"/>
      <text:p text:style-name="P7">On the other hand ebooks are the books of the 21st century. Ebooks are lighter than paper books <text:span text:style-name="T4">and for that reason</text:span> <text:span text:style-name="T4">they are easier to carry around. Moreover, ebooks are very cheap. Nevertheless, you need charge ebook for read.</text:span></text:p>
      <text:p text:style-name="P7"/>
      <text:p text:style-name="P7"><text:span text:style-name="T4">You can buy a lot of them with the same price that you pay for one paper book.</text:span></text:p>
      <text:p text:style-name="P6"/>
      <text:p text:style-name="P8">In a nutshell, </text:p>
      <text:p text:style-name="P8"/>
      <text:p text:style-name="P8"/>
      <text:p text:style-name="P8">for me ebooks are better than paper books. In fact, I have ebook in my house and 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18:37.015977737</meta:creation-date>
    <dc:date>2019-10-14T12:10:13.475124813</dc:date>
    <meta:editing-duration>PT58M5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05" meta:character-count="1184" meta:non-whitespace-character-count="985"/>
  </office:meta>
</office:document-meta>
</file>